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8a4" officeooo:paragraph-rsid="000158a4"/>
    </style:style>
    <style:style style:name="P2" style:family="paragraph" style:parent-style-name="Standard">
      <style:text-properties officeooo:rsid="0001adfe" officeooo:paragraph-rsid="0001adfe"/>
    </style:style>
    <style:style style:name="T1" style:family="text">
      <style:text-properties officeooo:rsid="000303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gers :</text:p>
      <text:p text:style-name="P1"><text:tab/>Danger permanent</text:p>
      <text:p text:style-name="P1"><text:tab/>Danger temporaire</text:p>
      <text:p text:style-name="P1"><text:tab/>Céder le passage à droite</text:p>
      <text:p text:style-name="P1"><text:tab/>Virage à Droite</text:p>
      <text:p text:style-name="P1"><text:tab/>Virage à gauche</text:p>
      <text:p text:style-name="P1"><text:tab/>Succéssion de virage don’t le premier est à droite</text:p>
      <text:p text:style-name="P1"><text:tab/>Succesion de virages don’t le premier est à gauche</text:p>
      <text:p text:style-name="P1"><text:tab/>Cassis ou dos d’ane + Ralentisseur</text:p>
      <text:p text:style-name="P1"><text:tab/>Chaussée rétrécie (droite + gauche)</text:p>
      <text:p text:style-name="P1"><text:tab/>Chaussé glissante</text:p>
      <text:p text:style-name="P1"><text:tab/>Passage d’animaux (sauvages ou daumestiques)</text:p>
      <text:p text:style-name="P1"><text:tab/>Annone Feux tricolores</text:p>
      <text:p text:style-name="P1"><text:tab/>Intersection ou vous etes prioritaire (priorité ponctuelle)</text:p>
      <text:p text:style-name="P1"><text:tab/>Carrefours</text:p>
      <text:p text:style-name="P1"/>
      <text:p text:style-name="P1">Interdictions : </text:p>
      <text:p text:style-name="P1"><text:tab/>Circulation interdite à tout vehicule</text:p>
      <text:p text:style-name="P1"><text:tab/>Sens interdit</text:p>
      <text:p text:style-name="P1"><text:tab/>Interdiction de tourner à gauche</text:p>
      <text:p text:style-name="P1"><text:tab/>interdiction de tourner à droite</text:p>
      <text:p text:style-name="P1"><text:tab/>interdiction de faire demi-tour</text:p>
      <text:p text:style-name="P1"><text:tab/>interdiction de dépasser </text:p>
      <text:p text:style-name="P1"><text:tab/>interdiction de dépasser (camions)</text:p>
      <text:p text:style-name="P1"><text:tab/>stationnement interdit</text:p>
      <text:p text:style-name="P1"><text:tab/>Arrete et stationnement interdits</text:p>
      <text:p text:style-name="P1"><text:tab/>Limitations de vitesses <text:span text:style-name="T1">30</text:span></text:p>
      <text:p text:style-name="P1"><text:tab/>---------------------------- <text:span text:style-name="T1">50</text:span></text:p>
      <text:p text:style-name="P1"><text:tab/>---------------------------- <text:span text:style-name="T1">70</text:span></text:p>
      <text:p text:style-name="P1"><text:tab/>---------------------------- <text:span text:style-name="T1">90</text:span></text:p>
      <text:p text:style-name="P1"><text:tab/>---------------------------- <text:span text:style-name="T1">100</text:span></text:p>
      <text:p text:style-name="P1"><text:tab/>---------------------------- <text:span text:style-name="T1">110</text:span></text:p>
      <text:p text:style-name="P1"><text:tab/>---------------------------- <text:span text:style-name="T1">130</text:span></text:p>
      <text:p text:style-name="P1"/>
      <text:p text:style-name="P1"/>
      <text:p text:style-name="P2">Obligations :</text:p>
      <text:p text:style-name="P2"/>
      <text:p text:style-name="P2"><text:tab/>Obligation de tourner à gauche </text:p>
      <text:p text:style-name="P2"><text:tab/>Obligation de tourner à droite</text:p>
      <text:p text:style-name="P2"><text:tab/>Direction obligatoire : Tout droit</text:p>
      <text:p text:style-name="P2">Indication : <text:line-break/><text:tab/>Passage Piéton</text:p>
      <text:p text:style-name="P2"/>
      <text:p text:style-name="P2"/>
      <text:p text:style-name="P2">Panneaux spéciaux:</text:p>
      <text:p text:style-name="P2"/>
      <text:p text:style-name="P2"><text:tab/>Route prioritaire</text:p>
      <text:p text:style-name="P2"><text:tab/>Stop</text:p>
      <text:p text:style-name="P2"><text:tab/>Cédez le passage</text:p>
      <text:p text:style-name="P2"/>
      <text:p text:style-name="P1"/>
      <text:p text:style-name="P1"><text:tab/></text:p>
      <text:p text:style-name="P1"><text:soft-page-break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02:03:11.330636458</meta:creation-date>
    <dc:date>2024-10-06T02:49:39.499904872</dc:date>
    <meta:editing-duration>PT25M49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2" meta:paragraph-count="43" meta:word-count="145" meta:character-count="1138" meta:non-whitespace-character-count="991"/>
  </office:meta>
</office:document-meta>
</file>